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2pt" fo:font-weight="bold" officeooo:rsid="001cb137" officeooo:paragraph-rsid="001cb137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arial" fo:font-size="12pt" officeooo:rsid="001cb137" officeooo:paragraph-rsid="001cb137" style:font-size-asian="12pt" style:font-size-complex="12pt"/>
    </style:style>
    <style:style style:name="P3" style:family="paragraph" style:parent-style-name="Standard" style:list-style-name="L1">
      <style:paragraph-properties fo:text-align="justify" style:justify-single-word="false"/>
      <style:text-properties fo:font-size="12pt" officeooo:paragraph-rsid="0023f65d" style:font-size-asian="12pt" style:font-size-complex="12pt"/>
    </style:style>
    <style:style style:name="P4" style:family="paragraph" style:parent-style-name="Standard" style:list-style-name="L1">
      <style:text-properties fo:font-size="12pt" officeooo:rsid="002cd433" officeooo:paragraph-rsid="002cd433" style:font-size-asian="12pt" style:font-size-complex="12pt"/>
    </style:style>
    <style:style style:name="P5" style:family="paragraph" style:parent-style-name="Standard" style:list-style-name="L1">
      <style:text-properties fo:font-size="12pt" officeooo:rsid="002e2615" officeooo:paragraph-rsid="002e2615" style:font-size-asian="12pt" style:font-size-complex="12pt"/>
    </style:style>
    <style:style style:name="P6" style:family="paragraph" style:parent-style-name="Standard" style:list-style-name="L1">
      <style:text-properties fo:font-size="12pt" officeooo:rsid="002cff21" officeooo:paragraph-rsid="002cff21" style:font-size-asian="12pt" style:font-size-complex="12pt"/>
    </style:style>
    <style:style style:name="P7" style:family="paragraph" style:parent-style-name="Standard" style:list-style-name="L1">
      <style:text-properties fo:font-size="12pt" officeooo:rsid="0026ae2c" officeooo:paragraph-rsid="002ab3b7" style:font-size-asian="12pt" style:font-size-complex="12pt"/>
    </style:style>
    <style:style style:name="P8" style:family="paragraph" style:parent-style-name="Standard" style:list-style-name="L1">
      <style:text-properties fo:font-size="12pt" officeooo:rsid="002b13cc" officeooo:paragraph-rsid="002b13cc" style:font-size-asian="12pt" style:font-size-complex="12pt"/>
    </style:style>
    <style:style style:name="P9" style:family="paragraph" style:parent-style-name="Standard" style:list-style-name="L1">
      <style:text-properties style:font-name="arial" fo:font-size="12pt" officeooo:rsid="0023f65d" officeooo:paragraph-rsid="002ab3b7" style:font-size-asian="12pt" style:font-size-complex="12pt"/>
    </style:style>
    <style:style style:name="P10" style:family="paragraph" style:parent-style-name="Standard" style:list-style-name="L1">
      <style:text-properties style:font-name="arial" fo:font-size="12pt" officeooo:rsid="002b13cc" officeooo:paragraph-rsid="002b13cc" style:font-size-asian="12pt" style:font-size-complex="12pt"/>
    </style:style>
    <style:style style:name="P11" style:family="paragraph" style:parent-style-name="Standard" style:list-style-name="L1">
      <style:text-properties style:font-name="arial" fo:font-size="12pt" officeooo:rsid="0027e62e" officeooo:paragraph-rsid="0026ae2c" style:font-size-asian="12pt" style:font-size-complex="12pt"/>
    </style:style>
    <style:style style:name="P12" style:family="paragraph" style:parent-style-name="Standard" style:list-style-name="L1">
      <style:text-properties style:font-name="arial" fo:font-size="12pt" officeooo:rsid="002fad3a" officeooo:paragraph-rsid="002fad3a" style:font-size-asian="12pt" style:font-size-complex="12pt"/>
    </style:style>
    <style:style style:name="T1" style:family="text">
      <style:text-properties style:font-name="arial"/>
    </style:style>
    <style:style style:name="T2" style:family="text">
      <style:text-properties style:font-name="arial" officeooo:rsid="0023f65d"/>
    </style:style>
    <style:style style:name="T3" style:family="text">
      <style:text-properties style:font-name="arial" fo:font-weight="bold" officeooo:rsid="0023f65d" style:font-weight-asian="bold" style:font-weight-complex="bold"/>
    </style:style>
    <style:style style:name="T4" style:family="text">
      <style:text-properties style:font-name="arial" officeooo:rsid="0028e13b"/>
    </style:style>
    <style:style style:name="T5" style:family="text">
      <style:text-properties style:font-name="arial" officeooo:rsid="002b13cc"/>
    </style:style>
    <style:style style:name="T6" style:family="text">
      <style:text-properties style:font-name="arial" officeooo:rsid="002cff21"/>
    </style:style>
    <style:style style:name="T7" style:family="text">
      <style:text-properties style:font-name="arial" officeooo:rsid="002e2615"/>
    </style:style>
    <style:style style:name="T8" style:family="text">
      <style:text-properties style:font-name="arial" officeooo:rsid="002f035e"/>
    </style:style>
    <style:style style:name="T9" style:family="text">
      <style:text-properties style:font-name="arial" officeooo:rsid="002fad3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bajo práctico Nº 7 - <text:s/>Procedimientos almacenados</text:p>
      <text:p text:style-name="P2"/>
      <text:list xml:id="list1908695545" text:style-name="L1">
        <text:list-item>
          <text:p text:style-name="P3"><text:span text:style-name="T2">Verificar el funcionamiento de los procedimientos almacenados de la </text:span><text:span text:style-name="T3">BD Biblioteca</text:span><text:span text:style-name="T2">. Documentar que es lo que hace cada uno.</text:span></text:p>
        </text:list-item>
        <text:list-item>
          <text:p text:style-name="P9">Indique los pasos necesarios para crear un procedimiento.</text:p>
        </text:list-item>
        <text:list-item>
          <text:p text:style-name="P4"><text:span text:style-name="T2">Q</text:span><text:span text:style-name="T1">ué tipo de sentencias se pueden usar </text:span><text:span text:style-name="T6">al crear un procedimiento?</text:span></text:p>
        </text:list-item>
        <text:list-item>
          <text:p text:style-name="P5"><text:span text:style-name="T6">Q</text:span><text:span text:style-name="T1">ué </text:span><text:span text:style-name="T8">tipo de variables podemos manejar? </text:span><text:span text:style-name="T9">En qué consiste cada una?</text:span></text:p>
        </text:list-item>
        <text:list-item>
          <text:p text:style-name="P6"><text:span text:style-name="T6">C</text:span><text:span text:style-name="T1">ree un usuario con los permisos necesarios para la ejecución de los </text:span><text:span text:style-name="T7">procedimientos.</text:span></text:p>
        </text:list-item>
        <text:list-item>
          <text:p text:style-name="P7"><text:span text:style-name="T2">C</text:span><text:span text:style-name="T1">rear un procedimiento que:</text:span></text:p>
          <text:list>
            <text:list-item>
              <text:p text:style-name="P7"><text:span text:style-name="T5">C</text:span><text:span text:style-name="T1">uente la cantidad de alumno</text:span><text:span text:style-name="T4">s con préstamos.</text:span></text:p>
            </text:list-item>
            <text:list-item>
              <text:p text:style-name="P8"><text:span text:style-name="T4">M</text:span><text:span text:style-name="T1">uestre el alumno que más pedidos a realizado.</text:span></text:p>
            </text:list-item>
            <text:list-item>
              <text:p text:style-name="P10">Cuente la cantidad de alumnos por carrera.</text:p>
            </text:list-item>
            <text:list-item>
              <text:p text:style-name="P10">Cuente la cantidad de libros no devueltos.</text:p>
            </text:list-item>
            <text:list-item>
              <text:p text:style-name="P12">Actualice el campo “activo “ de la tabla usuario, dependiendo si ha ingresado al menos una vez.</text:p>
              <text:p text:style-name="P10"/>
            </text:list-item>
          </text:list>
          <text:p text:style-name="P11"/>
        </text:list-item>
      </text:list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2T22:42:12.981000297</meta:creation-date>
    <dc:date>2019-10-17T16:56:57.231935259</dc:date>
    <meta:editing-duration>PT17H7M59S</meta:editing-duration>
    <meta:editing-cycles>19</meta:editing-cycles>
    <meta:generator>LibreOffice/6.2.7.1$Linux_X86_64 LibreOffice_project/20$Build-1</meta:generator>
    <meta:document-statistic meta:table-count="0" meta:image-count="0" meta:object-count="0" meta:page-count="1" meta:paragraph-count="12" meta:word-count="130" meta:character-count="760" meta:non-whitespace-character-count="652"/>
  </office:meta>
</office:document-meta>
</file>